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9681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3.6925in"/>
    </style:style>
    <style:style style:name="co9" style:family="table-column">
      <style:table-column-properties fo:break-before="auto" style:column-width="2.2173in"/>
    </style:style>
    <style:style style:name="co10" style:family="table-column">
      <style:table-column-properties fo:break-before="auto" style:column-width="0.2335in"/>
    </style:style>
    <style:style style:name="co11" style:family="table-column">
      <style:table-column-properties fo:break-before="auto" style:column-width="0.3091in"/>
    </style:style>
    <style:style style:name="co12" style:family="table-column">
      <style:table-column-properties fo:break-before="auto" style:column-width="0.2717in"/>
    </style:style>
    <style:style style:name="co13" style:family="table-column">
      <style:table-column-properties fo:break-before="auto" style:column-width="0.3252in"/>
    </style:style>
    <style:style style:name="co14" style:family="table-column">
      <style:table-column-properties fo:break-before="auto" style:column-width="0.3138in"/>
    </style:style>
    <style:style style:name="co15" style:family="table-column">
      <style:table-column-properties fo:break-before="auto" style:column-width="0.2874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3035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945in"/>
    </style:style>
    <style:style style:name="co20" style:family="table-column">
      <style:table-column-properties fo:break-before="auto" style:column-width="0.4591in"/>
    </style:style>
    <style:style style:name="co21" style:family="table-column">
      <style:table-column-properties fo:break-before="auto" style:column-width="0.2228in"/>
    </style:style>
    <style:style style:name="co22" style:family="table-column">
      <style:table-column-properties fo:break-before="auto" style:column-width="0.2764in"/>
    </style:style>
    <style:style style:name="co23" style:family="table-column">
      <style:table-column-properties fo:break-before="auto" style:column-width="0.3299in"/>
    </style:style>
    <style:style style:name="co24" style:family="table-column">
      <style:table-column-properties fo:break-before="auto" style:column-width="0.3354in"/>
    </style:style>
    <style:style style:name="co25" style:family="table-column">
      <style:table-column-properties fo:break-before="auto" style:column-width="0.2547in"/>
    </style:style>
    <style:style style:name="co26" style:family="table-column">
      <style:table-column-properties fo:break-before="auto" style:column-width="0.3409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4807in"/>
    </style:style>
    <style:style style:name="co29" style:family="table-column">
      <style:table-column-properties fo:break-before="auto" style:column-width="0.3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47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Run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Weapon</text:p>
          </table:table-cell>
          <table:table-cell table:style-name="Default" office:value-type="string" calcext:value-type="string">
            <text:p>Armor/Shields</text:p>
          </table:table-cell>
          <table:table-cell office:value-type="string" calcext:value-type="string">
            <text:p>Have?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50 attack rating</text:p>
            <text:p>+1 light radius</text:p>
          </table:table-cell>
          <table:table-cell office:value-type="string" calcext:value-type="string">
            <text:p>+15 defense</text:p>
            <text:p>+1 light radi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75% damage to undead</text:p>
            <text:p>+50 attack rating against undead</text:p>
          </table:table-cell>
          <table:table-cell office:value-type="string" calcext:value-type="string">
            <text:p>15% slower stamina drain</text:p>
            <text:p>+7% chance to block (shiel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+2 mana after each ki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+30 missile def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25% target defense</text:p>
          </table:table-cell>
          <table:table-cell office:value-type="string" calcext:value-type="string">
            <text:p>+15% mana regener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9 maximum damage</text:p>
          </table:table-cell>
          <table:table-cell office:value-type="string" calcext:value-type="string">
            <text:p>15% damage taken goes to ma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75 poison damage over 5 seconds</text:p>
          </table:table-cell>
          <table:table-cell office:value-type="string" calcext:value-type="string">
            <text:p>+30% poison resist</text:p>
            <text:p>+35% poison resist (shiel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d 5-30 fire damage</text:p>
          </table:table-cell>
          <table:table-cell office:value-type="string" calcext:value-type="string">
            <text:p>+30% fire resist</text:p>
            <text:p>+35% fire resist (shiel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O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d 1-50 lightning damage</text:p>
          </table:table-cell>
          <table:table-cell office:value-type="string" calcext:value-type="string">
            <text:p>+30% lightning resist</text:p>
            <text:p>+35% lightning resist (shiel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h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d 3-14 cold damage (3 seconds)</text:p>
          </table:table-cell>
          <table:table-cell office:value-type="string" calcext:value-type="string">
            <text:p>+30% cold resist</text:p>
            <text:p>+35% cold resist (shiel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% life stolen per hit</text:p>
          </table:table-cell>
          <table:table-cell office:value-type="string" calcext:value-type="string">
            <text:p>Attacker takes damage of 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+9 minimum damage</text:p>
          </table:table-cell>
          <table:table-cell office:value-type="string" calcext:value-type="string">
            <text:p>Damage reduced by 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ha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% increased attack speed</text:p>
          </table:table-cell>
          <table:table-cell office:value-type="string" calcext:value-type="string">
            <text:p>20% faster hit recovery</text:p>
            <text:p>20% faster block rate (shiel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it causes monster to flee (25%)</text:p>
          </table:table-cell>
          <table:table-cell office:value-type="string" calcext:value-type="string">
            <text:p>+7 replenish li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-20% requirements</text:p>
          </table:table-cell>
          <table:table-cell office:value-type="string" calcext:value-type="string">
            <text:p>-15% requir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+10 vital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m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+10 energ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+10 dexter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l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+10 streng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5% extra gold from monsters</text:p>
          </table:table-cell>
          <table:table-cell office:value-type="string" calcext:value-type="string">
            <text:p>50% extra gold from monst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+75% damage to demons</text:p>
            <text:p>+100 attack rating against demons</text:p>
          </table:table-cell>
          <table:table-cell office:value-type="string" calcext:value-type="string">
            <text:p>+30% enhanced def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% chance of open wounds</text:p>
          </table:table-cell>
          <table:table-cell office:value-type="string" calcext:value-type="string">
            <text:p>+15 all resistances</text:p>
            <text:p>+22 all resistances (shiel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event monster heal</text:p>
          </table:table-cell>
          <table:table-cell office:value-type="string" calcext:value-type="string">
            <text:p>Magic damage reduced by 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30% better magic find</text:p>
          </table:table-cell>
          <table:table-cell office:value-type="string" calcext:value-type="string">
            <text:p>+25% better magic fi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0% bonus to attack rating</text:p>
          </table:table-cell>
          <table:table-cell office:value-type="string" calcext:value-type="string">
            <text:p>+5% to maximum poison resis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% mana stolen per hit</text:p>
          </table:table-cell>
          <table:table-cell office:value-type="string" calcext:value-type="string">
            <text:p>+5% to maximum fire resis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h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50% enhanced damage</text:p>
          </table:table-cell>
          <table:table-cell office:value-type="string" calcext:value-type="string">
            <text:p>+5% to maximum cold resist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+20% deadly strike</text:p>
          </table:table-cell>
          <table:table-cell office:value-type="string" calcext:value-type="string">
            <text:p>+5% to maximum lightning resist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+5% maximum mana</text:p>
            <text:p>+50 mana (shields)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20% chance of crushing blow</text:p>
          </table:table-cell>
          <table:table-cell office:value-type="string" calcext:value-type="string">
            <text:p>Damage reduced by 8%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J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gnore target's defense</text:p>
          </table:table-cell>
          <table:table-cell office:value-type="string" calcext:value-type="string">
            <text:p>+5% maximum life</text:p>
            <text:p>+50 life (shield)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a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eeze target +3</text:p>
          </table:table-cell>
          <table:table-cell office:value-type="string" calcext:value-type="string">
            <text:p>Cannot be frozen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od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Indestructible</text:p>
          </table:table-cell>
          <table:table-cell table:number-columns-repeated="2"/>
        </table:table-row>
      </table:table>
      <table:table table:name="Runewords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Baess</text:p>
          </table:table-cell>
          <table:table-cell office:value-type="string" calcext:value-type="string">
            <text:p>Runes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hul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hael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Jah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Zod</text:p>
          </table:table-cell>
          <table:table-cell/>
        </table:table-row>
        <table:table-row table:style-name="ro1">
          <table:table-cell office:value-type="string" calcext:value-type="string">
            <text:p>Nad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'Helms']</text:p>
          </table:table-cell>
          <table:table-cell office:value-type="string" calcext:value-type="string">
            <text:p>['Nef', 'Tir'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'Swords', 'Axes', 'Tipped Maces', 'Claws']</text:p>
          </table:table-cell>
          <table:table-cell office:value-type="string" calcext:value-type="string">
            <text:p>['Tir', 'El'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Melee Weapons']</text:p>
          </table:table-cell>
          <table:table-cell office:value-type="string" calcext:value-type="string">
            <text:p>['Ith', 'El', 'Eth'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Tal', 'Eth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'Staves*']</text:p>
          </table:table-cell>
          <table:table-cell office:value-type="string" calcext:value-type="string">
            <text:p>['Tir', 'Ral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phy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Ort', 'Eth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Claws']</text:p>
          </table:table-cell>
          <table:table-cell office:value-type="string" calcext:value-type="string">
            <text:p>['Tal', 'Ort', 'Tir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y Thu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Scepters ']</text:p>
          </table:table-cell>
          <table:table-cell office:value-type="string" calcext:value-type="string">
            <text:p>['Eth', 'Ral', 'Ort', 'Tal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ophy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'Orbs', 'Claws', 'Scepters', 'Clubs', 'Staves*']</text:p>
          </table:table-cell>
          <table:table-cell office:value-type="string" calcext:value-type="string">
            <text:p>['Thul', 'Tir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Hel', 'Amn', 'Nef'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Tir', 'Tal', 'Amn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Melee Weapons']</text:p>
          </table:table-cell>
          <table:table-cell office:value-type="string" calcext:value-type="string">
            <text:p>['Amn', 'Tir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den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Scepters', 'Swords', 'Claws', 'Shields']</text:p>
          </table:table-cell>
          <table:table-cell office:value-type="string" calcext:value-type="string">
            <text:p>['Amn', 'Ral', 'Thul']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ri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'Swords', 'Staves', 'Shields']</text:p>
          </table:table-cell>
          <table:table-cell office:value-type="string" calcext:value-type="string">
            <text:p>['Tal', 'Thul', 'Ort', 'Amn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'Helms']</text:p>
          </table:table-cell>
          <table:table-cell office:value-type="string" calcext:value-type="string">
            <text:p>['Nef', 'Sol', 'Ith'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'Helms']</text:p>
          </table:table-cell>
          <table:table-cell office:value-type="string" calcext:value-type="string">
            <text:p>['Ort', 'Sol']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igh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'Staves', 'Polearms', 'Spears', 'Scepters']</text:p>
          </table:table-cell>
          <table:table-cell office:value-type="string" calcext:value-type="string">
            <text:p>['Ral', 'Tir', 'Tal', 'Sol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'Melee Weapons ']</text:p>
          </table:table-cell>
          <table:table-cell office:value-type="string" calcext:value-type="string">
            <text:p>['Amn', 'El', 'Ith', 'Tir', 'Sol'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Shael', 'Thul', 'Amn']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a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Polearms', 'Spears', 'Staves']</text:p>
          </table:table-cell>
          <table:table-cell office:value-type="string" calcext:value-type="string">
            <text:p>['Shael', 'El', 'Ith', 'Eth']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Shields']</text:p>
          </table:table-cell>
          <table:table-cell office:value-type="string" calcext:value-type="string">
            <text:p>['Shael', 'Eth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'Clubs', 'Hammers', 'Tipped Maces', 'Claws']</text:p>
          </table:table-cell>
          <table:table-cell office:value-type="string" calcext:value-type="string">
            <text:p>['Thul', 'Io', 'Nef'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'Wands']</text:p>
          </table:table-cell>
          <table:table-cell office:value-type="string" calcext:value-type="string">
            <text:p>['Dol', 'Io']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bending Wi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'Swords']</text:p>
          </table:table-cell>
          <table:table-cell office:value-type="string" calcext:value-type="string">
            <text:p>['Fal', 'Io', 'Ith', 'Eld', 'El', 'Hel'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k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Nef', 'Lum'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'Staves']</text:p>
          </table:table-cell>
          <table:table-cell office:value-type="string" calcext:value-type="string">
            <text:p>['Lum', 'Io', 'Sol', 'Eth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en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'Shields']</text:p>
          </table:table-cell>
          <table:table-cell office:value-type="string" calcext:value-type="string">
            <text:p>['Eth', 'Lum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Tir', 'Ith', 'Sol', 'Ko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od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Shael', 'Ko', 'Nef'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hea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Hel', 'Lum', 'Fal']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edien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'Polearms', 'Spears', 'Hammers']</text:p>
          </table:table-cell>
          <table:table-cell office:value-type="string" calcext:value-type="string">
            <text:p>['Hel', 'Ko', 'Thul', 'Eth', 'Fal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che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Shael', 'Thul', 'Lem'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Lem', 'Ko', 'Tir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'Weapons']</text:p>
          </table:table-cell>
          <table:table-cell office:value-type="string" calcext:value-type="string">
            <text:p>['Dol', 'Ort', 'Eld', 'Lem'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ce of Reas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'Swords', 'Tipped Maces', 'Bows', 'Crossbows']</text:p>
          </table:table-cell>
          <table:table-cell office:value-type="string" calcext:value-type="string">
            <text:p>['Lem', 'Ko', 'El', 'Eld'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bring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'Hammers', 'Scepters', 'Swords', 'Claws']</text:p>
          </table:table-cell>
          <table:table-cell office:value-type="string" calcext:value-type="string">
            <text:p>['Amn', 'Lem', 'Ko']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Pul', 'Ral', 'Sol']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'Helms']</text:p>
          </table:table-cell>
          <table:table-cell office:value-type="string" calcext:value-type="string">
            <text:p>['Pul', 'Ith', 'Eld'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e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Shael', 'Um', 'Thul'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Shael', 'Um', 'Pul', 'Lum']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Fal', 'Um', 'Pul']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Sol', 'Um', 'Um']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scent Mo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'Axes', 'Swords', 'Polearms', 'Spears', 'Claws']</text:p>
          </table:table-cell>
          <table:table-cell office:value-type="string" calcext:value-type="string">
            <text:p>['Shael', 'Um', 'Tir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den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Mal', 'Tir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Ort', 'Mal', 'Ith']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'Weapons']</text:p>
          </table:table-cell>
          <table:table-cell office:value-type="string" calcext:value-type="string">
            <text:p>['Tal', 'Dol', 'Mal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'Swords', 'Axes', 'Tipped Maces']</text:p>
          </table:table-cell>
          <table:table-cell office:value-type="string" calcext:value-type="string">
            <text:p>['Shael', 'Pul', 'Mal', 'Lum']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ctuar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'Shields']</text:p>
          </table:table-cell>
          <table:table-cell office:value-type="string" calcext:value-type="string">
            <text:p>['Ko', 'Ko', 'Mal']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iri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Helms']</text:p>
          </table:table-cell>
          <table:table-cell office:value-type="string" calcext:value-type="string">
            <text:p>['Lem', 'Ist', 'Io']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cip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Ral', 'Gul', 'Eld'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f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'Scepters', 'Polearms', 'Spears']</text:p>
          </table:table-cell>
          <table:table-cell office:value-type="string" calcext:value-type="string">
            <text:p>['Hel', 'Ko', 'Lem', 'Gul']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slay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'Swords', 'Axes']</text:p>
          </table:table-cell>
          <table:table-cell office:value-type="string" calcext:value-type="string">
            <text:p>['Mal', 'Um', 'Gul', 'Fal']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ckering Fla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'Helms']</text:p>
          </table:table-cell>
          <table:table-cell office:value-type="string" calcext:value-type="string">
            <text:p>['Nef', 'Pul', 'Vex'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 of the 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'Staves', 'Tipped Maces']</text:p>
          </table:table-cell>
          <table:table-cell office:value-type="string" calcext:value-type="string">
            <text:p>['Ko', 'Vex', 'Pul', 'Thul'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'Weapons']</text:p>
          </table:table-cell>
          <table:table-cell office:value-type="string" calcext:value-type="string">
            <text:p>['Dol', 'Eld', 'Hel', 'Ist', 'Tir', 'Vex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'Swords', 'Axes']</text:p>
          </table:table-cell>
          <table:table-cell office:value-type="string" calcext:value-type="string">
            <text:p>['Hel', 'El', 'Vex', 'Ort', 'Gul']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'Claws']</text:p>
          </table:table-cell>
          <table:table-cell office:value-type="string" calcext:value-type="string">
            <text:p>['Fal', 'Ohm', 'Um']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 to Arm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'Weapons']</text:p>
          </table:table-cell>
          <table:table-cell office:value-type="string" calcext:value-type="string">
            <text:p>['Amn', 'Ral', 'Mal', 'Ist', 'Ohm']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'Shields']</text:p>
          </table:table-cell>
          <table:table-cell office:value-type="string" calcext:value-type="string">
            <text:p>['Vex', 'Ohm', 'Ist', 'Dol']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itu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'Chests', 'Weapons']</text:p>
          </table:table-cell>
          <table:table-cell office:value-type="string" calcext:value-type="string">
            <text:p>['El', 'Sol', 'Dol', 'Lo']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'Swords', 'Axes']</text:p>
          </table:table-cell>
          <table:table-cell office:value-type="string" calcext:value-type="string">
            <text:p>['Eth', 'Tir', 'Lo', 'Mal', 'Ral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b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Ral', 'Ohm', 'Sur', 'Eth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'Chests', 'Shields']</text:p>
          </table:table-cell>
          <table:table-cell office:value-type="string" calcext:value-type="string">
            <text:p>['Sur', 'Lo', 'Sol']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'Melee Weapons']</text:p>
          </table:table-cell>
          <table:table-cell office:value-type="string" calcext:value-type="string">
            <text:p>['Sur', 'El']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ns of Hono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Dol', 'Um', 'Ber', 'Ist']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Pul', 'Lum', 'Ber', 'Mal']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'Axes', 'Scepters', 'Hammers']</text:p>
          </table:table-cell>
          <table:table-cell office:value-type="string" calcext:value-type="string">
            <text:p>['Ber', 'Tir', 'Um', 'Mal', 'Lum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ernit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'Melee Weapons']</text:p>
          </table:table-cell>
          <table:table-cell office:value-type="string" calcext:value-type="string">
            <text:p>['Amn', 'Ber', 'Ist', 'Sol', 'Sur']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init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'Polearms', 'Spears', 'Staves']</text:p>
          </table:table-cell>
          <table:table-cell office:value-type="string" calcext:value-type="string">
            <text:p>['Ber', 'Mal', 'Ber', 'Ist']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igm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Chests']</text:p>
          </table:table-cell>
          <table:table-cell office:value-type="string" calcext:value-type="string">
            <text:p>['Jah', 'Ith', 'Ber']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Helms', 'Shields']</text:p>
          </table:table-cell>
          <table:table-cell office:value-type="string" calcext:value-type="string">
            <text:p>['Io', 'Jah', 'Pul']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Ohm', 'Jah', 'Lem', 'Eld'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Amn', 'Shael', 'Jah', 'Lo']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Jah', 'Lo', 'Mal', 'Gul']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Melee Weapons']</text:p>
          </table:table-cell>
          <table:table-cell office:value-type="string" calcext:value-type="string">
            <text:p>['Jah', 'Gul', 'Eth'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Axes', 'Hammers', 'Swords']</text:p>
          </table:table-cell>
          <table:table-cell office:value-type="string" calcext:value-type="string">
            <text:p>['Fal', 'Ohm', 'Ort', 'Jah']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Weapons', 'Shields']</text:p>
          </table:table-cell>
          <table:table-cell office:value-type="string" calcext:value-type="string">
            <text:p>['Vex', 'Vex', 'Lo', 'Jah']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Swords', 'Polearms', 'Spears']</text:p>
          </table:table-cell>
          <table:table-cell office:value-type="string" calcext:value-type="string">
            <text:p>['Vex', 'Lo', 'Ber', 'Jah', 'Ko']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 Wis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'Axes', 'Hammers', 'Swords']</text:p>
          </table:table-cell>
          <table:table-cell office:value-type="string" calcext:value-type="string">
            <text:p>['Jah', 'Mal', 'Jah', 'Sur', 'Jah', 'Ber']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Bows', 'Crossbows']</text:p>
          </table:table-cell>
          <table:table-cell office:value-type="string" calcext:value-type="string">
            <text:p>['Cham', 'Shael', 'Gul', 'Thul', 'Ith']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Weapons']</text:p>
          </table:table-cell>
          <table:table-cell office:value-type="string" calcext:value-type="string">
            <text:p>['Cham', 'Fal', 'Um']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Wands']</text:p>
          </table:table-cell>
          <table:table-cell office:value-type="string" calcext:value-type="string">
            <text:p>['Cham', 'Ohm']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Axes', 'Hammers', 'Polearms', 'Spears', 'Swords', 'Staves']</text:p>
          </table:table-cell>
          <table:table-cell office:value-type="string" calcext:value-type="string">
            <text:p>['Hel', 'Ohm', 'Um', 'Lo', 'Cham']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 of Just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Weapons']</text:p>
          </table:table-cell>
          <table:table-cell office:value-type="string" calcext:value-type="string">
            <text:p>['Sur', 'Cham', 'Amn', 'Lo']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Polearms', 'Spears']</text:p>
          </table:table-cell>
          <table:table-cell office:value-type="string" calcext:value-type="string">
            <text:p>['Cham', 'Sur', 'Io', 'Lo']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oc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'Helms']</text:p>
          </table:table-cell>
          <table:table-cell office:value-type="string" calcext:value-type="string">
            <text:p>['Zod', 'Cham', 'Shael']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'Staves']</text:p>
          </table:table-cell>
          <table:table-cell office:value-type="string" calcext:value-type="string">
            <text:p>['Zod', 'Ist', 'Lem', 'Lum', 'Io', 'Nef'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th of the Dyi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'Weapons']</text:p>
          </table:table-cell>
          <table:table-cell office:value-type="string" calcext:value-type="string">
            <text:p>['Vex', 'Hel', 'El', 'Eld', 'Zod', 'Eth'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ni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'Polearms', 'Spears', 'Bows', 'Crossbows']</text:p>
          </table:table-cell>
          <table:table-cell office:value-type="string" calcext:value-type="string">
            <text:p>['Jah', 'Zod', 'Ort', 'Thul', 'Ral']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Runewords.A1:Runewords.AL90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4:25:53.486793671</meta:creation-date>
    <dc:date>2022-11-16T18:23:30.010198001</dc:date>
    <meta:editing-duration>PT3H57M37S</meta:editing-duration>
    <meta:editing-cycles>1</meta:editing-cycles>
    <meta:document-statistic meta:table-count="2" meta:cell-count="3613" meta:object-count="0"/>
    <meta:generator>LibreOffice/7.4.2.3$MacOSX_AARCH64 LibreOffice_project/382eef1f22670f7f4118c8c2dd222ec7ad009daf</meta:generator>
  </office:meta>
</office:document-meta>
</file>